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Text_20_body">
      <style:text-properties fo:color="#006600" style:font-name="Verdana1" fo:font-size="10.5pt" fo:font-weight="normal" style:font-weight-asian="normal" style:font-weight-complex="normal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color="#006600" style:font-name="Verdana1" fo:font-size="10.5pt"/>
    </style:style>
    <style:style style:name="T2" style:family="text">
      <style:text-properties fo:color="#006600" style:font-name="Verdana1" fo:font-size="10.5pt" fo:font-weight="bold"/>
    </style:style>
    <style:style style:name="T3" style:family="text">
      <style:text-properties fo:color="#006600" style:font-name="Verdana1" fo:font-size="10.5pt" fo:font-weight="bold" style:font-weight-asian="bold" style:font-weight-complex="bold"/>
    </style:style>
    <style:style style:name="T4" style:family="text">
      <style:text-properties fo:color="#006600" style:font-name="Verdana1" fo:font-size="10.5pt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ANANA BREAD<text:line-break/><text:line-break/>3 bananas mashed<text:line-break/>1 tsp. baking soda<text:line-break/>1 stick (1/2 cup) butter<text:line-break/>1 cup sugar<text:line-break/>2 eggs<text:line-break/>2 cups whole wheat pastry flour <text:line-break/>½ tsp. Salt<text:line-break/><text:line-break/>Mix together bananas and baking soda and set aside. In a stand up type mixer or with a hand held mixer, cream together butter,<text:line-break/>sugar. Add eggs and banana mixture.. mix well add flour and salt. mix well butter 1 loaf pan bake at 350 for 45 min....</text:p>
      <text:p text:style-name="P2"><text:line-break/>This makes wonderful banana muffins too!</text:p>
      <text:p text:style-name="P3"/>
      <text:p text:style-name="Text_20_body"><text:span text:style-name="T4">If you would like to give banana bread away as a gift (great for Christmas time) you can also give the recipe on a gift card along with the bread.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>Click </text:span><text:a xlink:type="simple" xlink:href="../../../../My%20Webs/familyhomestead/banana%20bread%20recipe%20card.pdf" text:style-name="Internet_20_link" text:visited-style-name="Visited_20_Internet_20_Link">HERE</text:a><text:span text:style-name="T4"> for a recipe card to print out. I recommend printing it on card stock to make it more sturdy.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01:01.58</meta:creation-date>
    <meta:document-statistic meta:table-count="0" meta:image-count="0" meta:object-count="0" meta:page-count="1" meta:paragraph-count="4" meta:word-count="133" meta:character-count="679"/>
    <dc:date>2017-05-05T19:02:25.37</dc:date>
    <dc:creator>Crystal Miller</dc:creator>
    <meta:editing-duration>PT1M24S</meta:editing-duration>
    <meta:editing-cycles>1</meta:editing-cycles>
    <meta:generator>OpenOffice/4.1.1$Win32 OpenOffice.org_project/411m6$Build-9775</meta:generator>
  </office:meta>
</office:document-meta>
</file>